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FreeMono2" svg:font-family="FreeMono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style:font-name="FreeMono1" fo:font-size="60pt" fo:font-style="normal" fo:font-weight="bold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3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style:font-name="FreeMono1" fo:font-style="normal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FreeMono2"/>
    </style:style>
    <style:style style:name="T5" style:family="text">
      <style:text-properties style:font-name="FreeMono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FreeMon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76cm" svg:x="1cm" svg:y="7.286cm" presentation:class="title" presentation:user-transformed="true">
          <draw:text-box>
            <text:p text:style-name="P1"><text:span text:style-name="T1">venvstacks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Reproducible layered virtual environmen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istributing Python ML/AI applica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ux containers:</text:p>
                <text:list>
                  <text:list-item>
                    <text:p>Nobody wants to write native Windows or macOS code, right?</text:p>
                  </text:list-item>
                </text:list>
              </text:list-item>
              <text:list-item>
                <text:p><text:s/>Monolithic:</text:p>
                <text:list>
                  <text:list-item>
                    <text:p>What, you <text:span text:style-name="T2">don’t</text:span> want to install 10 copies of CUDA and PyTorch?</text:p>
                  </text:list-item>
                </text:list>
              </text:list-item>
              <text:list-item>
                <text:p>All the small things:</text:p>
                <text:list>
                  <text:list-item>
                    <text:p>Hardlinks will fix everything!</text:p>
                  </text:list-item>
                  <text:list-item>
                    <text:p>(… this is actually the right answer in many use ca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ayering virtual environment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f …?:</text:p>
                <text:list>
                  <text:list-item>
                    <text:p>Application environments could <text:span text:style-name="T2">reliably</text:span><text:span text:style-name="T3"> share dependencies?</text:span></text:p>
                  </text:list-item>
                  <text:list-item>
                    <text:p><text:span text:style-name="T3">Without having to assemble environments on target systems?</text:span></text:p>
                  </text:list-item>
                  <text:list-item>
                    <text:p><text:span text:style-name="T3">And without putting </text:span><text:span text:style-name="T2">every</text:span><text:span text:style-name="T3"> dependency in one runtime layer?</text:span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he <text:span text:style-name="T4">venvstacks</text:span> mode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untime layers:</text:p>
                <text:list>
                  <text:list-item>
                    <text:p>Portable runtime environments from <text:span text:style-name="T5">python-build-standalone</text:span></text:p>
                  </text:list-item>
                </text:list>
              </text:list-item>
              <text:list-item>
                <text:p><text:s/>Framework layers:</text:p>
                <text:list>
                  <text:list-item>
                    <text:p>The big pieces to be shared (PyTorch, Tensorflow, Apple MLX, etc)</text:p>
                  </text:list-item>
                </text:list>
              </text:list-item>
              <text:list-item>
                <text:p>Application layers:</text:p>
                <text:list>
                  <text:list-item>
                    <text:p>Code and dependencies for specific ML/AI applicatio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does it work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te customization:</text:p>
                <text:list>
                  <text:list-item>
                    <text:p>Configure <text:span text:style-name="T5">sys.path</text:span> during Python startup </text:p>
                  </text:list-item>
                </text:list>
              </text:list-item>
              <text:list-item>
                <text:p><text:s/>Environment portability:</text:p>
                <text:list>
                  <text:list-item>
                    <text:p><text:span text:style-name="T6">Create </text:span><text:span text:style-name="T7">pyvenv.cfg</text:span><text:span text:style-name="T6"> and </text:span><text:span text:style-name="T5">sitecustomize.py</text:span> <text:span text:style-name="T2">after</text:span><text:span text:style-name="T3"> deployment</text:span></text:p>
                  </text:list-item>
                </text:list>
              </text:list-item>
              <text:list-item>
                <text:p>Reproducible builds:</text:p>
                <text:list>
                  <text:list-item>
                    <text:p>Layer locking and archive creation ensures builds are consisten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he dynamic linking proble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plitting libraries across layers:</text:p>
                <text:list>
                  <text:list-item>
                    <text:p>Can PyTorch in a framework layer find CUDA in the runtime layer? </text:p>
                  </text:list-item>
                </text:list>
              </text:list-item>
              <text:list-item>
                <text:p><text:s/>Yes! … on Windows</text:p>
                <text:list>
                  <text:list-item>
                    <text:p><text:span text:style-name="T6">Works due to <text:s/></text:span><text:span text:style-name="T7">os.add_dll_directory</text:span></text:p>
                  </text:list-item>
                </text:list>
              </text:list-item>
              <text:list-item>
                <text:p>In theory… everywhere else</text:p>
                <text:list>
                  <text:list-item>
                    <text:p>Solution proposed in <text:a xlink:href="https://github.com/lmstudio-ai/venvstacks/issues/38" xlink:type="simple">https://github.com/lmstudio-ai/venvstacks/issues/38</text:a></text:p>
                  </text:list-item>
                  <text:list-item>
                    <text:p>Not yet implemented or tested!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ant to know more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umentation:</text:p>
                <text:list>
                  <text:list-item>
                    <text:p text:style-name="P6"><text:a xlink:href="https://venvstacks.lmstudio.ai/" xlink:type="simple">https://venvstacks.lmstudio.ai/</text:a><text:s/></text:p>
                  </text:list-item>
                </text:list>
              </text:list-item>
              <text:list-item>
                <text:p>Source code:</text:p>
                <text:list>
                  <text:list-item>
                    <text:p><text:a xlink:href="https://github.com/lmstudio-ai/venvstacks/" xlink:type="simple">https://github.com/lmstudio-ai/venvstacks/</text:a><text:s/></text:p>
                  </text:list-item>
                </text:list>
              </text:list-item>
              <text:list-item>
                <text:p>Contributing:</text:p>
                <text:list>
                  <text:list-item>
                    <text:p><text:a xlink:href="https://venvstacks.lmstudio.ai/development/" xlink:type="simple">https://venvstacks.lmstudio.ai/development/</text:a><text:s/></text:p>
                  </text:list-item>
                  <text:list-item>
                    <text:p>I’ll be at the development sprints Monday &amp; Tuesda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FreeMono2" svg:font-family="FreeMono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1:35:43.462843661</meta:creation-date>
    <meta:editing-duration>PT14M22S</meta:editing-duration>
    <meta:editing-cycles>4</meta:editing-cycles>
    <meta:generator>LibreOffice/24.2.7.2$Linux_X86_64 LibreOffice_project/420$Build-2</meta:generator>
    <dc:title>Midnightblue</dc:title>
    <dc:date>2024-11-23T12:48:51.849265590</dc:date>
    <meta:document-statistic meta:object-count="78"/>
  </office:meta>
</office:document-meta>
</file>